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303cm" fo:margin-bottom="0cm" loext:contextual-spacing="false"/>
      <style:text-properties officeooo:rsid="0018f75b" officeooo:paragraph-rsid="0018f75b"/>
    </style:style>
    <style:style style:name="P2" style:family="paragraph" style:parent-style-name="Standard">
      <style:paragraph-properties fo:margin-top="0.303cm" fo:margin-bottom="0cm" loext:contextual-spacing="false"/>
      <style:text-properties officeooo:rsid="0018f75b" officeooo:paragraph-rsid="0018f75b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E I. INTRODUCCIÓN</text:p>
      <text:list xml:id="list1076943841" text:style-name="L1">
        <text:list-item>
          <text:p text:style-name="P1">Generalidades</text:p>
          <text:list>
            <text:list-item>
              <text:p text:style-name="P1">Concepto de red local.</text:p>
            </text:list-item>
            <text:list-item>
              <text:p text:style-name="P1">Ventajas de redes locales</text:p>
              <text:list>
                <text:list-item>
                  <text:p text:style-name="P1">Aumento de la productividad</text:p>
                </text:list-item>
                <text:list-item>
                  <text:p text:style-name="P1">Reducción de los costes de equipo</text:p>
                </text:list-item>
              </text:list>
            </text:list-item>
            <text:list-item>
              <text:p text:style-name="P1">Gestores de una red local</text:p>
              <text:list>
                <text:list-item>
                  <text:p text:style-name="P1">Gestor de ficheros</text:p>
                </text:list-item>
                <text:list-item>
                  <text:p text:style-name="P1">Gestor de impresión</text:p>
                </text:list-item>
              </text:list>
            </text:list-item>
          </text:list>
        </text:list-item>
        <text:list-item>
          <text:p text:style-name="P1">Control de las comunicaciones de la red</text:p>
          <text:list>
            <text:list-item>
              <text:p text:style-name="P1">Introducción</text:p>
            </text:list-item>
            <text:list-item>
              <text:p text:style-name="P1">Protocolos</text:p>
            </text:list-item>
            <text:list-item>
              <text:p text:style-name="P1">Protocolos de contienda</text:p>
            </text:list-item>
            <text:list-item>
              <text:p text:style-name="P1">Contienda simple</text:p>
              <text:list>
                <text:list-item>
                  <text:p text:style-name="P1">Sin detección de colisiones</text:p>
                </text:list-item>
                <text:list-item>
                  <text:p text:style-name="P1">Con detección de colisiones</text:p>
                </text:list-item>
              </text:list>
            </text:list-item>
          </text:list>
        </text:list-item>
        <text:list-item>
          <text:p text:style-name="P1">Polling</text:p>
        </text:list-item>
        <text:list-item>
          <text:p text:style-name="P1">Paso de testigo</text:p>
          <text:list>
            <text:list-item>
              <text:p text:style-name="P1">Factores de evaluación del protocolo de paso de testigo</text:p>
            </text:list-item>
          </text:list>
        </text:list-item>
        <text:list-item>
          <text:p text:style-name="P1">Normas estándares para redes local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26T09:13:07.996000000</meta:creation-date>
    <dc:date>2021-11-23T13:41:54.207499832</dc:date>
    <meta:editing-duration>PT5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92" meta:character-count="515" meta:non-whitespace-character-count="449"/>
  </office:meta>
</office:document-meta>
</file>